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9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6029234375628710499" text:style-name="L1">
        <text:list-item>
          <text:p text:style-name="P12">3:56.8</text:p>
        </text:list-item>
        <text:list-item>
          <text:p text:style-name="P12">3:53.8</text:p>
        </text:list-item>
        <text:list-item>
          <text:p text:style-name="P12">3:50.8</text:p>
        </text:list-item>
        <text:list-item>
          <text:p text:style-name="P12">3:47.8</text:p>
        </text:list-item>
        <text:list-item>
          <text:p text:style-name="P12">3:45.0</text:p>
        </text:list-item>
        <text:list-item>
          <text:p text:style-name="P12">3:42.2</text:p>
        </text:list-item>
        <text:list-item>
          <text:p text:style-name="P12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4965814999170679630" text:style-name="L2">
        <text:list-item>
          <text:p text:style-name="P15">2:00 <text:s text:c="2"/>(10:00/mi)</text:p>
        </text:list-item>
        <text:list-item>
          <text:p text:style-name="P15">1:58</text:p>
        </text:list-item>
        <text:list-item>
          <text:p text:style-name="P15">1:56</text:p>
        </text:list-item>
        <text:list-item>
          <text:p text:style-name="P15">1:51</text:p>
        </text:list-item>
        <text:list-item>
          <text:p text:style-name="P15">1:49.4</text:p>
        </text:list-item>
        <text:list-item>
          <text:p text:style-name="P15">1:51.4</text:p>
        </text:list-item>
        <text:list-item>
          <text:p text:style-name="P15">1:47.7</text:p>
        </text:list-item>
        <text:list-item>
          <text:p text:style-name="P15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223870496482070449" text:style-name="L3">
        <text:list-item>
          <text:p text:style-name="P16">3:50.5</text:p>
        </text:list-item>
        <text:list-item>
          <text:p text:style-name="P16">3:50.4</text:p>
        </text:list-item>
        <text:list-item>
          <text:p text:style-name="P16">3:43.9</text:p>
        </text:list-item>
        <text:list-item>
          <text:p text:style-name="P16">3:44.2</text:p>
        </text:list-item>
        <text:list-item>
          <text:p text:style-name="P16">3:46.2</text:p>
        </text:list-item>
        <text:list-item>
          <text:p text:style-name="P16">3:45</text:p>
          <text:p text:style-name="P16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5495950244921406953" text:style-name="L4">
        <text:list-item>
          <text:p text:style-name="P17">4:47</text:p>
        </text:list-item>
        <text:list-item>
          <text:p text:style-name="P17">4:43</text:p>
        </text:list-item>
        <text:list-item>
          <text:p text:style-name="P17">4:45</text:p>
        </text:list-item>
        <text:list-item>
          <text:p text:style-name="P17">4:47</text:p>
        </text:list-item>
        <text:list-item>
          <text:p text:style-name="P17">4:36.6 </text:p>
          <text:p text:style-name="P17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7138889599551742541" text:style-name="L5">
        <text:list-item>
          <text:p text:style-name="P13">1:41</text:p>
        </text:list-item>
        <text:list-item>
          <text:p text:style-name="P13">1:44</text:p>
        </text:list-item>
        <text:list-item>
          <text:p text:style-name="P13">1:46</text:p>
        </text:list-item>
        <text:list-item>
          <text:p text:style-name="P13">1:45</text:p>
        </text:list-item>
        <text:list-item>
          <text:p text:style-name="P13">1:44</text:p>
        </text:list-item>
        <text:list-item>
          <text:p text:style-name="P13">1:47</text:p>
        </text:list-item>
        <text:list-item>
          <text:p text:style-name="P13">1:49</text:p>
        </text:list-item>
        <text:list-item>
          <text:p text:style-name="P13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2706667563761103364" text:style-name="L6">
        <text:list-item>
          <text:p text:style-name="P18">7:21</text:p>
        </text:list-item>
        <text:list-item>
          <text:p text:style-name="P18">8:14</text:p>
        </text:list-item>
        <text:list-item>
          <text:p text:style-name="P18">8:03</text:p>
        </text:list-item>
        <text:list-item>
          <text:p text:style-name="P18">7:42</text:p>
        </text:list-item>
        <text:list-item>
          <text:p text:style-name="P18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2601181947067691094" text:style-name="L7">
        <text:list-item>
          <text:p text:style-name="P19">1:58</text:p>
        </text:list-item>
        <text:list-item>
          <text:p text:style-name="P19">1:39.5</text:p>
        </text:list-item>
        <text:list-item>
          <text:p text:style-name="P19">1:53</text:p>
        </text:list-item>
        <text:list-item>
          <text:p text:style-name="P19">1:45</text:p>
          <text:p text:style-name="P19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1372240243594704885" text:style-name="L8">
        <text:list-item>
          <text:list>
            <text:list-header>
              <text:p text:style-name="P20"/>
            </text:list-header>
          </text:list>
        </text:list-item>
      </text:list>
      <text:p text:style-name="P11"/>
      <text:p text:style-name="P5">28 miles in the last week </text:p>
      <text:p text:style-name="P4"><text:soft-page-break/>Sun 7/2//16: <text:span text:style-name="T2">5 miles</text:span></text:p>
      <text:p text:style-name="P4">I ran 5 miles on hilly roads in 50:45</text:p>
      <text:p text:style-name="P4"/>
      <text:p text:style-name="P4">Mon 7/3/16: <text:span text:style-name="T2">3 miles</text:span></text:p>
      <text:p text:style-name="P4">I ran 2 miles: 10:30+9:25. <text:s/>Then I walked 1 mile.</text:p>
      <text:p text:style-name="P4"/>
      <text:p text:style-name="P4">Tues 7/4/16: <text:span text:style-name="T2">5 miles</text:span></text:p>
      <text:p text:style-name="P4">I ran 4.5 miles averaging 10:15/mi on hilly roads. Then I walked ½ miles in 7:48. </text:p>
      <text:p text:style-name="P4"/>
      <text:p text:style-name="P4">Wed 7/5/16: <text:span text:style-name="T2">4 miles</text:span></text:p>
      <text:p text:style-name="P4">I ran and walked 4 miles averaging 11:26/mi. <text:s/>I ran 0.4 miles, walked 0.2 miles and repeated until the end. <text:s/>In all I walked 1.2 miles and ran 2.8 miles. <text:s/>My running pace was about 10:00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05T11:55:45.70</dc:date>
    <dc:creator>James Lombardi</dc:creator>
    <meta:editing-duration>PT8H45M30S</meta:editing-duration>
    <meta:editing-cycles>68</meta:editing-cycles>
    <meta:document-statistic meta:table-count="0" meta:image-count="0" meta:object-count="0" meta:page-count="7" meta:paragraph-count="230" meta:word-count="2086" meta:character-count="10219"/>
  </office:meta>
</office:document-meta>
</file>